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officeooo:rsid="0008d203" officeooo:paragraph-rsid="0008d203" style:font-size-asian="14pt" style:font-size-complex="14pt"/>
    </style:style>
    <style:style style:name="P3" style:family="paragraph" style:parent-style-name="Standard">
      <style:text-properties fo:font-size="14pt" officeooo:rsid="0008d203" officeooo:paragraph-rsid="0013d861" style:font-size-asian="14pt" style:font-size-complex="14pt"/>
    </style:style>
    <style:style style:name="P4" style:family="paragraph" style:parent-style-name="Standard">
      <style:text-properties fo:font-size="14pt" officeooo:rsid="0008d203" officeooo:paragraph-rsid="0015d8ba" style:font-size-asian="14pt" style:font-size-complex="14pt"/>
    </style:style>
    <style:style style:name="P5" style:family="paragraph" style:parent-style-name="Standard">
      <style:text-properties fo:font-size="14pt" officeooo:rsid="000a9019" officeooo:paragraph-rsid="000a9019" style:font-size-asian="14pt" style:font-size-complex="14pt"/>
    </style:style>
    <style:style style:name="P6" style:family="paragraph" style:parent-style-name="Standard">
      <style:text-properties fo:font-size="14pt" officeooo:rsid="000a9019" officeooo:paragraph-rsid="00166ba9" style:font-size-asian="14pt" style:font-size-complex="14pt"/>
    </style:style>
    <style:style style:name="P7" style:family="paragraph" style:parent-style-name="Standard">
      <style:text-properties fo:font-size="14pt" officeooo:rsid="000a9019" officeooo:paragraph-rsid="0030168a" style:font-size-asian="14pt" style:font-size-complex="14pt"/>
    </style:style>
    <style:style style:name="P8" style:family="paragraph" style:parent-style-name="Standard">
      <style:text-properties fo:font-size="14pt" officeooo:rsid="0013d861" officeooo:paragraph-rsid="0013d861" style:font-size-asian="14pt" style:font-size-complex="14pt"/>
    </style:style>
    <style:style style:name="P9" style:family="paragraph" style:parent-style-name="Standard">
      <style:text-properties fo:font-size="14pt" officeooo:rsid="0013d861" officeooo:paragraph-rsid="002b462f" style:font-size-asian="14pt" style:font-size-complex="14pt"/>
    </style:style>
    <style:style style:name="P10" style:family="paragraph" style:parent-style-name="Standard">
      <style:text-properties fo:font-size="14pt" officeooo:rsid="000d3ec5" officeooo:paragraph-rsid="001ce4d0" style:font-size-asian="14pt" style:font-size-complex="14pt"/>
    </style:style>
    <style:style style:name="P11" style:family="paragraph" style:parent-style-name="Standard">
      <style:text-properties fo:font-size="14pt" officeooo:rsid="000d3ec5" officeooo:paragraph-rsid="0021c5cb" style:font-size-asian="14pt" style:font-size-complex="14pt"/>
    </style:style>
    <style:style style:name="P12" style:family="paragraph" style:parent-style-name="Standard">
      <style:text-properties fo:font-size="14pt" officeooo:rsid="000d3ec5" officeooo:paragraph-rsid="0030168a" style:font-size-asian="14pt" style:font-size-complex="14pt"/>
    </style:style>
    <style:style style:name="P13" style:family="paragraph" style:parent-style-name="Standard">
      <style:text-properties fo:font-size="14pt" officeooo:rsid="00131f42" officeooo:paragraph-rsid="002b462f" style:font-size-asian="14pt" style:font-size-complex="14pt"/>
    </style:style>
    <style:style style:name="P14" style:family="paragraph" style:parent-style-name="Standard">
      <style:text-properties fo:font-size="14pt" fo:font-style="normal" officeooo:rsid="000a9019" officeooo:paragraph-rsid="0008d203" style:font-size-asian="14pt" style:font-style-asian="normal" style:font-size-complex="14pt" style:font-style-complex="normal"/>
    </style:style>
    <style:style style:name="P15" style:family="paragraph" style:parent-style-name="Standard">
      <style:text-properties fo:font-size="14pt" fo:font-style="normal" fo:font-weight="normal" officeooo:rsid="000d3ec5" officeooo:paragraph-rsid="0030168a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ce4d0" officeooo:paragraph-rsid="002589b9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1ce4d0" officeooo:paragraph-rsid="000d3ec5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1ce4d0" officeooo:paragraph-rsid="000a9019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solid" style:text-underline-width="auto" style:text-underline-color="font-color" fo:font-weight="bold" officeooo:rsid="001ce4d0" officeooo:paragraph-rsid="0015250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officeooo:rsid="00089add" officeooo:paragraph-rsid="00089add"/>
    </style:style>
    <style:style style:name="P21" style:family="paragraph" style:parent-style-name="Standard">
      <style:text-properties officeooo:paragraph-rsid="0008d203"/>
    </style:style>
    <style:style style:name="P22" style:family="paragraph" style:parent-style-name="Standard">
      <style:text-properties officeooo:paragraph-rsid="0015d8ba"/>
    </style:style>
    <style:style style:name="P23" style:family="paragraph" style:parent-style-name="Standard">
      <style:text-properties fo:color="#c9211e" fo:font-size="14pt" fo:font-style="normal" officeooo:rsid="0008d203" officeooo:paragraph-rsid="0008d203" style:font-size-asian="14pt" style:font-style-asian="normal" style:font-size-complex="14pt" style:font-style-complex="normal"/>
    </style:style>
    <style:style style:name="P24" style:family="paragraph" style:parent-style-name="Standard">
      <style:text-properties fo:color="#000000" officeooo:paragraph-rsid="000a9019"/>
    </style:style>
    <style:style style:name="P25" style:family="paragraph" style:parent-style-name="Standard">
      <style:text-properties officeooo:paragraph-rsid="001dfbd5"/>
    </style:style>
    <style:style style:name="P26" style:family="paragraph" style:parent-style-name="Standard">
      <style:text-properties officeooo:paragraph-rsid="001fea5f"/>
    </style:style>
    <style:style style:name="P27" style:family="paragraph" style:parent-style-name="Standard">
      <style:text-properties fo:font-style="italic" fo:font-weight="bold" officeooo:rsid="001fea5f" officeooo:paragraph-rsid="001fea5f" style:font-style-asian="italic" style:font-weight-asian="bold" style:font-style-complex="italic" style:font-weight-complex="bold"/>
    </style:style>
    <style:style style:name="P28" style:family="paragraph" style:parent-style-name="Standard">
      <style:text-properties officeooo:paragraph-rsid="0021c5cb"/>
    </style:style>
    <style:style style:name="P29" style:family="paragraph" style:parent-style-name="Standard">
      <style:text-properties officeooo:paragraph-rsid="0024b673"/>
    </style:style>
    <style:style style:name="P30" style:family="paragraph" style:parent-style-name="Standard">
      <style:text-properties officeooo:paragraph-rsid="002511e8"/>
    </style:style>
    <style:style style:name="P31" style:family="paragraph" style:parent-style-name="Standard">
      <style:text-properties officeooo:rsid="002589b9" officeooo:paragraph-rsid="002589b9"/>
    </style:style>
    <style:style style:name="P32" style:family="paragraph" style:parent-style-name="Standard">
      <style:text-properties officeooo:paragraph-rsid="0015250d"/>
    </style:style>
    <style:style style:name="P33" style:family="paragraph" style:parent-style-name="Standard">
      <style:text-properties officeooo:paragraph-rsid="0030168a"/>
    </style:style>
    <style:style style:name="P34" style:family="paragraph" style:parent-style-name="Standard">
      <style:text-properties fo:font-size="14pt" fo:font-style="normal" fo:font-weight="normal" officeooo:rsid="001dfbd5" officeooo:paragraph-rsid="001dfbd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size="14pt" fo:font-style="normal" fo:font-weight="normal" officeooo:rsid="002589b9" officeooo:paragraph-rsid="002511e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fo:font-size="14pt" fo:font-style="normal" fo:font-weight="normal" officeooo:rsid="0025e3c5" officeooo:paragraph-rsid="002589b9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font-size="14pt" fo:font-style="italic" fo:font-weight="normal" officeooo:rsid="002389cb" officeooo:paragraph-rsid="0028abf6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text-properties fo:font-size="14pt" fo:font-style="italic" fo:font-weight="bold" officeooo:rsid="0024b673" officeooo:paragraph-rsid="0021c5cb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text-properties fo:font-size="14pt" officeooo:rsid="0024b673" officeooo:paragraph-rsid="0021c5cb" style:font-size-asian="14pt" style:font-size-complex="14pt"/>
    </style:style>
    <style:style style:name="P40" style:family="paragraph" style:parent-style-name="Standard">
      <style:text-properties fo:font-size="14pt" officeooo:rsid="0024b673" officeooo:paragraph-rsid="0024b673" style:font-size-asian="14pt" style:font-size-complex="14pt"/>
    </style:style>
    <style:style style:name="P41" style:family="paragraph" style:parent-style-name="Standard">
      <style:text-properties fo:font-size="14pt" officeooo:rsid="002511e8" officeooo:paragraph-rsid="0024b673" style:font-size-asian="14pt" style:font-size-complex="14pt"/>
    </style:style>
    <style:style style:name="P42" style:family="paragraph" style:parent-style-name="Standard">
      <style:text-properties fo:font-size="14pt" officeooo:rsid="002511e8" officeooo:paragraph-rsid="002511e8" style:font-size-asian="14pt" style:font-size-complex="14pt"/>
    </style:style>
    <style:style style:name="P43" style:family="paragraph" style:parent-style-name="Standard">
      <style:text-properties style:text-line-through-style="none" style:text-line-through-type="none" fo:font-size="14pt" fo:font-style="italic" fo:font-weight="bold" officeooo:rsid="0025e3c5" officeooo:paragraph-rsid="00336861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style:text-line-through-style="none" style:text-line-through-type="none" fo:font-size="14pt" fo:font-style="italic" fo:font-weight="bold" officeooo:rsid="002589b9" officeooo:paragraph-rsid="00337879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style:text-line-through-style="none" style:text-line-through-type="none" fo:font-size="14pt" fo:font-style="italic" fo:font-weight="bold" officeooo:rsid="00347d85" officeooo:paragraph-rsid="00347d85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style:text-line-through-style="none" style:text-line-through-type="none" fo:font-size="14pt" fo:font-style="normal" fo:font-weight="normal" officeooo:rsid="00337879" officeooo:paragraph-rsid="00337879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text-line-through-style="none" style:text-line-through-type="none" fo:font-size="14pt" fo:font-style="normal" fo:font-weight="normal" officeooo:rsid="00337879" officeooo:paragraph-rsid="003419c9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style:text-line-through-style="none" style:text-line-through-type="none" fo:font-size="14pt" fo:font-style="normal" fo:font-weight="normal" officeooo:rsid="00337879" officeooo:paragraph-rsid="0039906a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officeooo:rsid="002589b9" officeooo:paragraph-rsid="002589b9"/>
    </style:style>
    <style:style style:name="P50" style:family="paragraph" style:parent-style-name="Standard">
      <style:text-properties officeooo:rsid="002589b9" officeooo:paragraph-rsid="00336861"/>
    </style:style>
    <style:style style:name="P51" style:family="paragraph" style:parent-style-name="Standard">
      <style:text-properties officeooo:paragraph-rsid="00336861"/>
    </style:style>
    <style:style style:name="P52" style:family="paragraph" style:parent-style-name="Standard">
      <style:text-properties officeooo:paragraph-rsid="00337879"/>
    </style:style>
    <style:style style:name="P53" style:family="paragraph" style:parent-style-name="Standard">
      <style:text-properties officeooo:paragraph-rsid="00347d85"/>
    </style:style>
    <style:style style:name="P54" style:family="paragraph" style:parent-style-name="Standard">
      <style:text-properties officeooo:paragraph-rsid="0034ea6a"/>
    </style:style>
    <style:style style:name="P55" style:family="paragraph" style:parent-style-name="Standard">
      <style:text-properties fo:font-weight="normal" officeooo:rsid="003a1df5" officeooo:paragraph-rsid="003a1df5" style:font-weight-asian="normal" style:font-weight-complex="normal"/>
    </style:style>
    <style:style style:name="P56" style:family="paragraph" style:parent-style-name="Standard">
      <style:text-properties fo:font-style="normal" fo:font-weight="normal" officeooo:rsid="0034ea6a" officeooo:paragraph-rsid="0034ea6a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354689" officeooo:paragraph-rsid="00354689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bold" officeooo:rsid="00354689" officeooo:paragraph-rsid="00354689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style:text-underline-style="none" fo:font-weight="normal" officeooo:rsid="003c2251" officeooo:paragraph-rsid="003c225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3c2251" officeooo:paragraph-rsid="003f9b18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3c2251" officeooo:paragraph-rsid="00400634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40aff2" officeooo:paragraph-rsid="0040aff2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4157f8" officeooo:paragraph-rsid="004157f8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officeooo:paragraph-rsid="003a1df5"/>
    </style:style>
    <style:style style:name="P65" style:family="paragraph" style:parent-style-name="Standard">
      <style:text-properties officeooo:paragraph-rsid="003b07d3"/>
    </style:style>
    <style:style style:name="P66" style:family="paragraph" style:parent-style-name="Standard">
      <style:text-properties officeooo:paragraph-rsid="003c2251"/>
    </style:style>
    <style:style style:name="P67" style:family="paragraph" style:parent-style-name="Standard">
      <style:text-properties officeooo:paragraph-rsid="003df603"/>
    </style:style>
    <style:style style:name="P68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31f42" officeooo:paragraph-rsid="004157f8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8d203" officeooo:paragraph-rsid="0008d203" style:font-size-asian="16pt" style:font-size-complex="1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a901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ce4d0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fea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1c5cb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4b673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8abf6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462f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officeooo:rsid="0021c5c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389c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4b67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81d9a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8abf6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bold" officeooo:rsid="001ce4d0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2f7d0b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32845b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336861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419c9" style:font-style-asian="italic" style:font-weight-asian="bold" style:font-style-complex="italic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a9019" style:font-style-asian="normal" style:font-style-complex="normal"/>
    </style:style>
    <style:style style:name="T22" style:family="text">
      <style:text-properties fo:font-style="normal" officeooo:rsid="000de6d6" style:font-style-asian="normal" style:font-style-complex="normal"/>
    </style:style>
    <style:style style:name="T23" style:family="text">
      <style:text-properties fo:font-style="normal" officeooo:rsid="0013d861" style:font-style-asian="normal" style:font-style-complex="normal"/>
    </style:style>
    <style:style style:name="T24" style:family="text">
      <style:text-properties fo:font-style="normal" officeooo:rsid="001ce4d0" style:font-style-asian="normal" style:font-style-complex="normal"/>
    </style:style>
    <style:style style:name="T25" style:family="text">
      <style:text-properties fo:font-style="normal" officeooo:rsid="0021c5cb" style:font-style-asian="normal" style:font-style-complex="normal"/>
    </style:style>
    <style:style style:name="T26" style:family="text">
      <style:text-properties fo:font-style="normal" officeooo:rsid="00281d9a" style:font-style-asian="normal" style:font-style-complex="normal"/>
    </style:style>
    <style:style style:name="T27" style:family="text">
      <style:text-properties fo:font-style="normal" officeooo:rsid="002b462f" style:font-style-asian="normal" style:font-style-complex="normal"/>
    </style:style>
    <style:style style:name="T28" style:family="text">
      <style:text-properties fo:font-style="normal" fo:font-weight="normal" officeooo:rsid="0021c5c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8abf6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color="#c9211e" fo:font-style="normal" style:font-style-asian="normal" style:font-style-complex="normal"/>
    </style:style>
    <style:style style:name="T32" style:family="text">
      <style:text-properties fo:color="#c9211e" fo:font-style="normal" officeooo:rsid="0030168a" style:font-style-asian="normal" style:font-style-complex="normal"/>
    </style:style>
    <style:style style:name="T33" style:family="text">
      <style:text-properties fo:color="#c9211e" fo:font-style="normal" fo:font-weight="normal" officeooo:rsid="002389cb" style:font-style-asian="normal" style:font-weight-asian="normal" style:font-style-complex="normal" style:font-weight-complex="normal"/>
    </style:style>
    <style:style style:name="T34" style:family="text">
      <style:text-properties fo:color="#c9211e" fo:font-style="normal" fo:font-weight="normal" officeooo:rsid="0030168a" style:font-style-asian="normal" style:font-weight-asian="normal" style:font-style-complex="normal" style:font-weight-complex="normal"/>
    </style:style>
    <style:style style:name="T35" style:family="text">
      <style:text-properties fo:color="#c9211e" fo:font-style="normal" fo:font-weight="bold" officeooo:rsid="0030168a" style:font-style-asian="normal" style:font-weight-asian="bold" style:font-style-complex="normal" style:font-weight-complex="bold"/>
    </style:style>
    <style:style style:name="T36" style:family="text">
      <style:text-properties fo:color="#c9211e" officeooo:rsid="000d3ec5"/>
    </style:style>
    <style:style style:name="T37" style:family="text">
      <style:text-properties fo:color="#c9211e" fo:font-size="14pt" officeooo:rsid="0021c5cb" style:font-size-asian="14pt" style:font-size-complex="14pt"/>
    </style:style>
    <style:style style:name="T38" style:family="text">
      <style:text-properties fo:color="#c9211e" fo:font-size="14pt" officeooo:rsid="0024b673" style:font-size-asian="14pt" style:font-size-complex="14pt"/>
    </style:style>
    <style:style style:name="T39" style:family="text">
      <style:text-properties fo:color="#c9211e" fo:font-size="14pt" officeooo:rsid="002511e8" style:font-size-asian="14pt" style:font-size-complex="14pt"/>
    </style:style>
    <style:style style:name="T40" style:family="text">
      <style:text-properties fo:color="#c9211e" fo:font-size="14pt" officeooo:rsid="000b9593" style:font-size-asian="14pt" style:font-size-complex="14pt"/>
    </style:style>
    <style:style style:name="T41" style:family="text">
      <style:text-properties fo:color="#c9211e" fo:font-size="14pt" officeooo:rsid="002be923" style:font-size-asian="14pt" style:font-size-complex="14pt"/>
    </style:style>
    <style:style style:name="T42" style:family="text">
      <style:text-properties fo:color="#c9211e" fo:font-size="14pt" officeooo:rsid="001fea5f" style:font-size-asian="14pt" style:font-size-complex="14pt"/>
    </style:style>
    <style:style style:name="T43" style:family="text">
      <style:text-properties fo:color="#c9211e" fo:font-size="14pt" fo:font-style="normal" fo:font-weight="normal" officeooo:rsid="001dfbd5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c9211e" fo:font-size="14pt" fo:font-style="normal" fo:font-weight="normal" officeooo:rsid="002589b9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c9211e" fo:font-size="14pt" fo:font-style="normal" fo:font-weight="normal" officeooo:rsid="0030168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c9211e" fo:font-size="14pt" fo:font-style="normal" officeooo:rsid="0021c5cb" style:font-size-asian="14pt" style:font-style-asian="normal" style:font-size-complex="14pt" style:font-style-complex="normal"/>
    </style:style>
    <style:style style:name="T47" style:family="text">
      <style:text-properties fo:color="#c9211e" fo:font-size="14pt" fo:font-style="normal" officeooo:rsid="0030168a" style:font-size-asian="14pt" style:font-style-asian="normal" style:font-size-complex="14pt" style:font-style-complex="normal"/>
    </style:style>
    <style:style style:name="T48" style:family="text">
      <style:text-properties fo:color="#c9211e" fo:font-style="italic" fo:font-weight="bold" officeooo:rsid="001ce4d0" style:font-style-asian="italic" style:font-weight-asian="bold" style:font-style-complex="italic" style:font-weight-complex="bold"/>
    </style:style>
    <style:style style:name="T49" style:family="text">
      <style:text-properties fo:color="#c9211e" fo:font-style="italic" style:text-underline-style="none" fo:font-weight="bold" style:font-style-asian="italic" style:font-weight-asian="bold" style:font-style-complex="italic" style:font-weight-complex="bold"/>
    </style:style>
    <style:style style:name="T50" style:family="text">
      <style:text-properties fo:color="#c9211e" fo:font-style="italic" style:text-underline-style="none" fo:font-weight="bold" officeooo:rsid="00336861" style:font-style-asian="italic" style:font-weight-asian="bold" style:font-style-complex="italic" style:font-weight-complex="bold"/>
    </style:style>
    <style:style style:name="T51" style:family="text">
      <style:text-properties fo:color="#c9211e" fo:font-style="italic" style:text-underline-style="none" fo:font-weight="bold" officeooo:rsid="003419c9" style:font-style-asian="italic" style:font-weight-asian="bold" style:font-style-complex="italic" style:font-weight-complex="bold"/>
    </style:style>
    <style:style style:name="T52" style:family="text">
      <style:text-properties fo:color="#c9211e" fo:font-style="italic" style:text-underline-style="none" fo:font-weight="bold" officeooo:rsid="0039906a" style:font-style-asian="italic" style:font-weight-asian="bold" style:font-style-complex="italic" style:font-weight-complex="bold"/>
    </style:style>
    <style:style style:name="T53" style:family="text">
      <style:text-properties fo:color="#c9211e" officeooo:rsid="001ce4d0"/>
    </style:style>
    <style:style style:name="T54" style:family="text">
      <style:text-properties fo:color="#c9211e" officeooo:rsid="0013d861"/>
    </style:style>
    <style:style style:name="T55" style:family="text">
      <style:text-properties fo:color="#c9211e" officeooo:rsid="002be923"/>
    </style:style>
    <style:style style:name="T56" style:family="text">
      <style:text-properties fo:color="#c9211e" officeooo:rsid="002dd8bf"/>
    </style:style>
    <style:style style:name="T57" style:family="text">
      <style:text-properties fo:color="#c9211e" officeooo:rsid="0030168a"/>
    </style:style>
    <style:style style:name="T58" style:family="text">
      <style:text-properties fo:color="#c9211e" style:text-line-through-style="none" style:text-line-through-type="none" fo:font-size="14pt" fo:font-style="italic" style:text-underline-style="none" fo:font-weight="bold" officeooo:rsid="00336861" style:font-size-asian="14pt" style:font-style-asian="italic" style:font-weight-asian="bold" style:font-size-complex="14pt" style:font-style-complex="italic" style:font-weight-complex="bold"/>
    </style:style>
    <style:style style:name="T59" style:family="text">
      <style:text-properties fo:color="#c9211e" style:text-line-through-style="none" style:text-line-through-type="none" fo:font-size="14pt" fo:font-style="italic" style:text-underline-style="none" fo:font-weight="bold" officeooo:rsid="003a1df5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color="#c9211e" style:text-line-through-style="none" style:text-line-through-type="none" fo:font-size="14pt" fo:font-style="italic" style:text-underline-style="none" fo:font-weight="bold" officeooo:rsid="003b07d3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color="#c9211e" style:text-line-through-style="none" style:text-line-through-type="non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c9211e" style:text-line-through-style="none" style:text-line-through-type="none" fo:font-size="14pt" fo:font-style="italic" fo:font-weight="bold" officeooo:rsid="00336861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9211e" style:text-line-through-style="none" style:text-line-through-type="none" fo:font-size="14pt" fo:font-style="italic" fo:font-weight="bold" officeooo:rsid="003b07d3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color="#c9211e" style:text-underline-style="none" officeooo:rsid="00336861"/>
    </style:style>
    <style:style style:name="T65" style:family="text">
      <style:text-properties fo:font-size="14pt" style:font-size-asian="14pt" style:font-size-complex="14pt"/>
    </style:style>
    <style:style style:name="T66" style:family="text">
      <style:text-properties fo:font-size="14pt" officeooo:rsid="0008d203" style:font-size-asian="14pt" style:font-size-complex="14pt"/>
    </style:style>
    <style:style style:name="T67" style:family="text">
      <style:text-properties fo:font-size="14pt" officeooo:rsid="000a9019" style:font-size-asian="14pt" style:font-size-complex="14pt"/>
    </style:style>
    <style:style style:name="T68" style:family="text">
      <style:text-properties fo:font-size="14pt" officeooo:rsid="00131f42" style:font-size-asian="14pt" style:font-size-complex="14pt"/>
    </style:style>
    <style:style style:name="T69" style:family="text">
      <style:text-properties fo:font-size="14pt" officeooo:rsid="0013d861" style:font-size-asian="14pt" style:font-size-complex="14pt"/>
    </style:style>
    <style:style style:name="T70" style:family="text">
      <style:text-properties fo:font-size="14pt" officeooo:rsid="0015250d" style:font-size-asian="14pt" style:font-size-complex="14pt"/>
    </style:style>
    <style:style style:name="T71" style:family="text">
      <style:text-properties fo:font-size="14pt" officeooo:rsid="000b9593" style:font-size-asian="14pt" style:font-size-complex="14pt"/>
    </style:style>
    <style:style style:name="T72" style:family="text">
      <style:text-properties fo:font-size="14pt" officeooo:rsid="00112411" style:font-size-asian="14pt" style:font-size-complex="14pt"/>
    </style:style>
    <style:style style:name="T73" style:family="text">
      <style:text-properties fo:font-size="14pt" officeooo:rsid="000d3ec5" style:font-size-asian="14pt" style:font-size-complex="14pt"/>
    </style:style>
    <style:style style:name="T74" style:family="text">
      <style:text-properties fo:font-size="14pt" officeooo:rsid="001dfbd5" style:font-size-asian="14pt" style:font-size-complex="14pt"/>
    </style:style>
    <style:style style:name="T75" style:family="text">
      <style:text-properties fo:font-size="14pt" officeooo:rsid="0021c5cb" style:font-size-asian="14pt" style:font-size-complex="14pt"/>
    </style:style>
    <style:style style:name="T76" style:family="text">
      <style:text-properties fo:font-size="14pt" officeooo:rsid="0024b673" style:font-size-asian="14pt" style:font-size-complex="14pt"/>
    </style:style>
    <style:style style:name="T77" style:family="text">
      <style:text-properties fo:font-size="14pt" officeooo:rsid="002511e8" style:font-size-asian="14pt" style:font-size-complex="14pt"/>
    </style:style>
    <style:style style:name="T78" style:family="text">
      <style:text-properties fo:font-size="14pt" officeooo:rsid="00281d9a" style:font-size-asian="14pt" style:font-size-complex="14pt"/>
    </style:style>
    <style:style style:name="T79" style:family="text">
      <style:text-properties fo:font-size="14pt" officeooo:rsid="0028abf6" style:font-size-asian="14pt" style:font-size-complex="14pt"/>
    </style:style>
    <style:style style:name="T80" style:family="text">
      <style:text-properties fo:font-size="14pt" officeooo:rsid="00294e1f" style:font-size-asian="14pt" style:font-size-complex="14pt"/>
    </style:style>
    <style:style style:name="T81" style:family="text">
      <style:text-properties fo:font-size="14pt" officeooo:rsid="002be923" style:font-size-asian="14pt" style:font-size-complex="14pt"/>
    </style:style>
    <style:style style:name="T82" style:family="text">
      <style:text-properties fo:font-size="14pt" officeooo:rsid="002f7d0b" style:font-size-asian="14pt" style:font-size-complex="14pt"/>
    </style:style>
    <style:style style:name="T83" style:family="text">
      <style:text-properties fo:font-size="14pt" officeooo:rsid="001fea5f" style:font-size-asian="14pt" style:font-size-complex="14pt"/>
    </style:style>
    <style:style style:name="T84" style:family="text">
      <style:text-properties fo:font-size="14pt" fo:font-weight="bold" officeooo:rsid="0021c5cb" style:font-size-asian="14pt" style:font-weight-asian="bold" style:font-size-complex="14pt" style:font-weight-complex="bold"/>
    </style:style>
    <style:style style:name="T85" style:family="text">
      <style:text-properties fo:font-size="14pt" fo:font-style="normal" fo:font-weight="normal" officeooo:rsid="000d3ec5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size="14pt" fo:font-style="normal" fo:font-weight="normal" officeooo:rsid="001ce4d0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size="14pt" fo:font-style="normal" fo:font-weight="normal" officeooo:rsid="001dfbd5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size="14pt" fo:font-style="normal" fo:font-weight="normal" officeooo:rsid="001fea5f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size="14pt" fo:font-style="normal" fo:font-weight="normal" officeooo:rsid="002589b9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size="14pt" fo:font-style="normal" fo:font-weight="normal" officeooo:rsid="0025e3c5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size="14pt" fo:font-style="normal" fo:font-weight="normal" officeooo:rsid="00281d9a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size="14pt" fo:font-style="normal" fo:font-weight="normal" officeooo:rsid="002f7d0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size="14pt" fo:font-style="normal" fo:font-weight="normal" officeooo:rsid="00336861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size="14pt" fo:font-style="normal" fo:font-weight="bold" officeooo:rsid="0025e3c5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size="14pt" fo:font-style="normal" officeooo:rsid="0021c5cb" style:font-size-asian="14pt" style:font-style-asian="normal" style:font-size-complex="14pt" style:font-style-complex="normal"/>
    </style:style>
    <style:style style:name="T96" style:family="text">
      <style:text-properties fo:font-size="14pt" fo:font-style="normal" style:text-underline-style="none" fo:font-weight="normal" officeooo:rsid="002f7d0b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size="14pt" fo:font-style="italic" fo:font-weight="bold" officeooo:rsid="001ce4d0" style:font-size-asian="14pt" style:font-style-asian="italic" style:font-weight-asian="bold" style:font-size-complex="14pt" style:font-style-complex="italic" style:font-weight-complex="bold"/>
    </style:style>
    <style:style style:name="T98" style:family="text">
      <style:text-properties fo:font-size="14pt" fo:font-style="italic" fo:font-weight="bold" officeooo:rsid="000d3ec5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font-size="14pt" fo:font-style="italic" fo:font-weight="bold" officeooo:rsid="001dfbd5" style:font-size-asian="14pt" style:font-style-asian="italic" style:font-weight-asian="bold" style:font-size-complex="14pt" style:font-style-complex="italic" style:font-weight-complex="bold"/>
    </style:style>
    <style:style style:name="T100" style:family="text">
      <style:text-properties fo:font-size="14pt" fo:font-style="italic" fo:font-weight="bold" officeooo:rsid="001fea5f" style:font-size-asian="14pt" style:font-style-asian="italic" style:font-weight-asian="bold" style:font-size-complex="14pt" style:font-style-complex="italic" style:font-weight-complex="bold"/>
    </style:style>
    <style:style style:name="T101" style:family="text">
      <style:text-properties fo:font-size="14pt" fo:font-style="italic" fo:font-weight="bold" officeooo:rsid="0021c5cb" style:font-size-asian="14pt" style:font-style-asian="italic" style:font-weight-asian="bold" style:font-size-complex="14pt" style:font-style-complex="italic" style:font-weight-complex="bold"/>
    </style:style>
    <style:style style:name="T102" style:family="text">
      <style:text-properties fo:font-size="14pt" fo:font-style="italic" fo:font-weight="bold" officeooo:rsid="002511e8" style:font-size-asian="14pt" style:font-style-asian="italic" style:font-weight-asian="bold" style:font-size-complex="14pt" style:font-style-complex="italic" style:font-weight-complex="bold"/>
    </style:style>
    <style:style style:name="T103" style:family="text">
      <style:text-properties fo:font-size="14pt" fo:font-style="italic" fo:font-weight="bold" officeooo:rsid="002589b9" style:font-size-asian="14pt" style:font-style-asian="italic" style:font-weight-asian="bold" style:font-size-complex="14pt" style:font-style-complex="italic" style:font-weight-complex="bold"/>
    </style:style>
    <style:style style:name="T104" style:family="text">
      <style:text-properties fo:font-size="14pt" fo:font-style="italic" fo:font-weight="bold" officeooo:rsid="0024b673" style:font-size-asian="14pt" style:font-style-asian="italic" style:font-weight-asian="bold" style:font-size-complex="14pt" style:font-style-complex="italic" style:font-weight-complex="bold"/>
    </style:style>
    <style:style style:name="T105" style:family="text">
      <style:text-properties fo:font-size="14pt" fo:font-style="italic" fo:font-weight="bold" officeooo:rsid="0025e3c5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font-size="14pt" fo:font-style="italic" fo:font-weight="bold" officeooo:rsid="0028abf6" style:font-size-asian="14pt" style:font-style-asian="italic" style:font-weight-asian="bold" style:font-size-complex="14pt" style:font-style-complex="italic" style:font-weight-complex="bold"/>
    </style:style>
    <style:style style:name="T107" style:family="text">
      <style:text-properties fo:font-size="14pt" fo:font-style="italic" fo:font-weight="bold" officeooo:rsid="00336861" style:font-size-asian="14pt" style:font-style-asian="italic" style:font-weight-asian="bold" style:font-size-complex="14pt" style:font-style-complex="italic" style:font-weight-complex="bold"/>
    </style:style>
    <style:style style:name="T108" style:family="text">
      <style:text-properties fo:font-size="14pt" fo:font-style="italic" fo:font-weight="bold" officeooo:rsid="00337879" style:font-size-asian="14pt" style:font-style-asian="italic" style:font-weight-asian="bold" style:font-size-complex="14pt" style:font-style-complex="italic" style:font-weight-complex="bold"/>
    </style:style>
    <style:style style:name="T109" style:family="text">
      <style:text-properties fo:font-size="14pt" fo:font-style="italic" style:text-underline-style="solid" style:text-underline-width="auto" style:text-underline-color="font-color" fo:font-weight="bold" officeooo:rsid="001ce4d0" style:font-size-asian="14pt" style:font-style-asian="italic" style:font-weight-asian="bold" style:font-size-complex="14pt" style:font-style-complex="italic" style:font-weight-complex="bold"/>
    </style:style>
    <style:style style:name="T110" style:family="text">
      <style:text-properties fo:font-size="14pt" fo:font-style="italic" officeooo:rsid="0021c5cb" style:font-size-asian="14pt" style:font-style-asian="italic" style:font-size-complex="14pt" style:font-style-complex="italic"/>
    </style:style>
    <style:style style:name="T111" style:family="text">
      <style:text-properties fo:font-size="14pt" fo:font-style="italic" officeooo:rsid="0028abf6" style:font-size-asian="14pt" style:font-style-asian="italic" style:font-size-complex="14pt" style:font-style-complex="italic"/>
    </style:style>
    <style:style style:name="T112" style:family="text">
      <style:text-properties officeooo:rsid="000a9019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0131f42" style:font-weight-asian="bold" style:font-weight-complex="bold"/>
    </style:style>
    <style:style style:name="T115" style:family="text">
      <style:text-properties officeooo:rsid="000b9593"/>
    </style:style>
    <style:style style:name="T116" style:family="text">
      <style:text-properties officeooo:rsid="000d3ec5"/>
    </style:style>
    <style:style style:name="T1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8" style:family="text">
      <style:text-properties style:text-underline-style="solid" style:text-underline-width="auto" style:text-underline-color="font-color" fo:font-weight="bold" officeooo:rsid="001ce4d0" style:font-weight-asian="bold" style:font-weight-complex="bold"/>
    </style:style>
    <style:style style:name="T119" style:family="text">
      <style:text-properties style:text-underline-style="solid" style:text-underline-width="auto" style:text-underline-color="font-color" fo:font-weight="bold" officeooo:rsid="0008d203" style:font-weight-asian="bold" style:font-weight-complex="bold"/>
    </style:style>
    <style:style style:name="T120" style:family="text">
      <style:text-properties style:text-underline-style="solid" style:text-underline-width="auto" style:text-underline-color="font-color" fo:font-weight="bold" officeooo:rsid="002b462f" style:font-weight-asian="bold" style:font-weight-complex="bold"/>
    </style:style>
    <style:style style:name="T121" style:family="text">
      <style:text-properties style:text-underline-style="solid" style:text-underline-width="auto" style:text-underline-color="font-color" fo:font-weight="bold" officeooo:rsid="000b9593" style:font-weight-asian="bold" style:font-weight-complex="bold"/>
    </style:style>
    <style:style style:name="T122" style:family="text">
      <style:text-properties officeooo:rsid="0013d861"/>
    </style:style>
    <style:style style:name="T123" style:family="text">
      <style:text-properties fo:color="#000000" fo:font-size="14pt" fo:font-style="italic" fo:font-weight="bold" officeooo:rsid="0008d203" style:font-size-asian="14pt" style:font-style-asian="italic" style:font-weight-asian="bold" style:font-size-complex="14pt" style:font-style-complex="italic" style:font-weight-complex="bold"/>
    </style:style>
    <style:style style:name="T124" style:family="text">
      <style:text-properties fo:color="#000000" fo:font-size="14pt" officeooo:rsid="0008d203" style:font-size-asian="14pt" style:font-size-complex="14pt"/>
    </style:style>
    <style:style style:name="T125" style:family="text">
      <style:text-properties fo:color="#000000" fo:font-size="14pt" officeooo:rsid="0015250d" style:font-size-asian="14pt" style:font-size-complex="14pt"/>
    </style:style>
    <style:style style:name="T126" style:family="text">
      <style:text-properties fo:color="#000000" fo:font-size="14pt" fo:font-style="normal" officeooo:rsid="000a9019" style:font-size-asian="14pt" style:font-style-asian="normal" style:font-size-complex="14pt" style:font-style-complex="normal"/>
    </style:style>
    <style:style style:name="T127" style:family="text">
      <style:text-properties fo:color="#000000" fo:font-size="14pt" fo:font-style="normal" officeooo:rsid="0015250d" style:font-size-asian="14pt" style:font-style-asian="normal" style:font-size-complex="14pt" style:font-style-complex="normal"/>
    </style:style>
    <style:style style:name="T128" style:family="text">
      <style:text-properties fo:color="#000000" fo:font-size="14pt" fo:font-style="normal" fo:font-weight="normal" officeooo:rsid="002f7d0b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color="#000000" fo:font-style="normal" style:font-style-asian="normal" style:font-style-complex="normal"/>
    </style:style>
    <style:style style:name="T130" style:family="text">
      <style:text-properties officeooo:rsid="001ce4d0"/>
    </style:style>
    <style:style style:name="T131" style:family="text">
      <style:text-properties officeooo:rsid="001fea5f"/>
    </style:style>
    <style:style style:name="T132" style:family="text">
      <style:text-properties style:text-line-through-style="none" style:text-line-through-type="none"/>
    </style:style>
    <style:style style:name="T133" style:family="text">
      <style:text-properties style:text-line-through-style="none" style:text-line-through-type="none" fo:font-size="14pt" fo:font-style="normal" fo:font-weight="normal" officeooo:rsid="0025e3c5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style:text-line-through-style="none" style:text-line-through-type="none" fo:font-size="14pt" fo:font-style="normal" fo:font-weight="normal" officeooo:rsid="00336861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style:text-line-through-style="none" style:text-line-through-type="none" fo:font-size="14pt" fo:font-style="normal" fo:font-weight="bold" officeooo:rsid="0025e3c5" style:font-size-asian="14pt" style:font-style-asian="normal" style:font-weight-asian="bold" style:font-size-complex="14pt" style:font-style-complex="normal" style:font-weight-complex="bold"/>
    </style:style>
    <style:style style:name="T136" style:family="text">
      <style:text-properties style:text-line-through-style="none" style:text-line-through-type="none" fo:font-size="14pt" fo:font-style="normal" style:text-underline-style="none" fo:font-weight="normal" officeooo:rsid="00336861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style:text-line-through-style="none" style:text-line-through-type="none" fo:font-size="14pt" fo:font-style="normal" style:text-underline-style="none" fo:font-weight="normal" officeooo:rsid="00337879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style:text-line-through-style="none" style:text-line-through-type="none" fo:font-size="14pt" fo:font-style="normal" style:text-underline-style="none" fo:font-weight="normal" officeooo:rsid="003a1df5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style:text-line-through-style="none" style:text-line-through-type="none" fo:font-size="14pt" fo:font-style="normal" style:text-underline-style="none" fo:font-weight="normal" officeooo:rsid="003a4929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style:text-line-through-style="none" style:text-line-through-type="none" fo:font-size="14pt" fo:font-style="normal" style:text-underline-style="none" fo:font-weight="normal" officeooo:rsid="003b07d3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style:text-line-through-style="none" style:text-line-through-type="none" fo:font-size="14pt" fo:font-style="normal" style:text-underline-style="none" fo:font-weight="normal" officeooo:rsid="003c2251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style:text-line-through-style="none" style:text-line-through-type="none" fo:font-size="14pt" fo:font-style="normal" style:text-underline-style="none" fo:font-weight="normal" officeooo:rsid="003df603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style:text-line-through-style="none" style:text-line-through-type="none" fo:font-size="14pt" fo:font-style="normal" style:text-underline-style="none" style:font-size-asian="14pt" style:font-style-asian="normal" style:font-size-complex="14pt" style:font-style-complex="normal"/>
    </style:style>
    <style:style style:name="T144" style:family="text">
      <style:text-properties style:text-line-through-style="none" style:text-line-through-type="non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5" style:family="text">
      <style:text-properties style:text-line-through-style="none" style:text-line-through-type="none" fo:font-size="14pt" fo:font-style="italic" fo:font-weight="bold" officeooo:rsid="0025e3c5" style:font-size-asian="14pt" style:font-style-asian="italic" style:font-weight-asian="bold" style:font-size-complex="14pt" style:font-style-complex="italic" style:font-weight-complex="bold"/>
    </style:style>
    <style:style style:name="T146" style:family="text">
      <style:text-properties style:text-line-through-style="none" style:text-line-through-type="none" fo:font-size="14pt" fo:font-style="italic" fo:font-weight="bold" officeooo:rsid="00336861" style:font-size-asian="14pt" style:font-style-asian="italic" style:font-weight-asian="bold" style:font-size-complex="14pt" style:font-style-complex="italic" style:font-weight-complex="bold"/>
    </style:style>
    <style:style style:name="T147" style:family="text">
      <style:text-properties style:text-line-through-style="none" style:text-line-through-type="none" fo:font-size="14pt" fo:font-style="italic" fo:font-weight="bold" officeooo:rsid="003f9b18" style:font-size-asian="14pt" style:font-style-asian="italic" style:font-weight-asian="bold" style:font-size-complex="14pt" style:font-style-complex="italic" style:font-weight-complex="bold"/>
    </style:style>
    <style:style style:name="T148" style:family="text">
      <style:text-properties style:text-line-through-style="none" style:text-line-through-type="non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49" style:family="text">
      <style:text-properties style:text-line-through-style="none" style:text-line-through-type="none" fo:font-size="14pt" fo:font-style="italic" style:text-underline-style="none" fo:font-weight="bold" officeooo:rsid="00336861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style:text-line-through-style="none" style:text-line-through-type="none" fo:font-size="14pt" fo:font-style="italic" style:text-underline-style="none" fo:font-weight="bold" officeooo:rsid="00337879" style:font-size-asian="14pt" style:font-style-asian="italic" style:font-weight-asian="bold" style:font-size-complex="14pt" style:font-style-complex="italic" style:font-weight-complex="bold"/>
    </style:style>
    <style:style style:name="T151" style:family="text">
      <style:text-properties style:text-line-through-style="none" style:text-line-through-type="none" fo:font-size="14pt" fo:font-style="italic" style:text-underline-style="none" fo:font-weight="bold" officeooo:rsid="00347d85" style:font-size-asian="14pt" style:font-style-asian="italic" style:font-weight-asian="bold" style:font-size-complex="14pt" style:font-style-complex="italic" style:font-weight-complex="bold"/>
    </style:style>
    <style:style style:name="T152" style:family="text">
      <style:text-properties style:text-line-through-style="none" style:text-line-through-type="none" fo:font-size="14pt" fo:font-style="italic" style:text-underline-style="none" fo:font-weight="bold" officeooo:rsid="0034ea6a" style:font-size-asian="14pt" style:font-style-asian="italic" style:font-weight-asian="bold" style:font-size-complex="14pt" style:font-style-complex="italic" style:font-weight-complex="bold"/>
    </style:style>
    <style:style style:name="T153" style:family="text">
      <style:text-properties style:text-line-through-style="none" style:text-line-through-type="none" fo:font-size="14pt" fo:font-style="italic" style:text-underline-style="none" fo:font-weight="bold" officeooo:rsid="00354689" style:font-size-asian="14pt" style:font-style-asian="italic" style:font-weight-asian="bold" style:font-size-complex="14pt" style:font-style-complex="italic" style:font-weight-complex="bold"/>
    </style:style>
    <style:style style:name="T154" style:family="text">
      <style:text-properties style:text-line-through-style="none" style:text-line-through-type="none" fo:font-size="14pt" fo:font-style="italic" style:text-underline-style="none" fo:font-weight="bold" officeooo:rsid="003a1df5" style:font-size-asian="14pt" style:font-style-asian="italic" style:font-weight-asian="bold" style:font-size-complex="14pt" style:font-style-complex="italic" style:font-weight-complex="bold"/>
    </style:style>
    <style:style style:name="T155" style:family="text">
      <style:text-properties style:text-line-through-style="none" style:text-line-through-type="none" fo:font-size="14pt" fo:font-style="italic" style:text-underline-style="none" fo:font-weight="bold" officeooo:rsid="003b07d3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style:text-line-through-style="none" style:text-line-through-type="none" fo:font-size="14pt" fo:font-style="italic" style:text-underline-style="none" fo:font-weight="bold" officeooo:rsid="003c2251" style:font-size-asian="14pt" style:font-style-asian="italic" style:font-weight-asian="bold" style:font-size-complex="14pt" style:font-style-complex="italic" style:font-weight-complex="bold"/>
    </style:style>
    <style:style style:name="T157" style:family="text">
      <style:text-properties style:text-line-through-style="none" style:text-line-through-type="none" fo:font-size="14pt" fo:font-style="italic" style:text-underline-style="none" fo:font-weight="bold" officeooo:rsid="003df603" style:font-size-asian="14pt" style:font-style-asian="italic" style:font-weight-asian="bold" style:font-size-complex="14pt" style:font-style-complex="italic" style:font-weight-complex="bold"/>
    </style:style>
    <style:style style:name="T158" style:family="text">
      <style:text-properties style:text-line-through-style="none" style:text-line-through-type="none" fo:font-size="14pt" fo:font-style="italic" style:text-underline-style="none" style:font-size-asian="14pt" style:font-style-asian="italic" style:font-size-complex="14pt" style:font-style-complex="italic"/>
    </style:style>
    <style:style style:name="T159" style:family="text">
      <style:text-properties style:text-line-through-style="none" style:text-line-through-type="none" fo:font-size="14pt" style:text-underline-style="none" style:font-size-asian="14pt" style:font-size-complex="14pt"/>
    </style:style>
    <style:style style:name="T160" style:family="text">
      <style:text-properties style:text-line-through-style="none" style:text-line-through-type="none" fo:font-size="14pt" style:text-underline-style="none" officeooo:rsid="003741f4" style:font-size-asian="14pt" style:font-size-complex="14pt"/>
    </style:style>
    <style:style style:name="T161" style:family="text">
      <style:text-properties style:text-line-through-style="none" style:text-line-through-type="none" fo:font-size="14pt" style:text-underline-style="none" officeooo:rsid="00391a6d" style:font-size-asian="14pt" style:font-size-complex="14pt"/>
    </style:style>
    <style:style style:name="T162" style:family="text">
      <style:text-properties style:text-line-through-style="none" style:text-line-through-type="none" fo:font-size="14pt" style:text-underline-style="none" officeooo:rsid="0039b8f7" style:font-size-asian="14pt" style:font-size-complex="14pt"/>
    </style:style>
    <style:style style:name="T163" style:family="text">
      <style:text-properties style:text-line-through-style="none" style:text-line-through-type="none" fo:font-size="14pt" style:text-underline-style="none" fo:font-weight="bold" style:font-weight-asian="bold" style:font-weight-complex="bold"/>
    </style:style>
    <style:style style:name="T164" style:family="text">
      <style:text-properties style:text-line-through-style="none" style:text-line-through-type="none" fo:font-size="14pt" style:font-size-asian="14pt" style:font-size-complex="14pt"/>
    </style:style>
    <style:style style:name="T165" style:family="text">
      <style:text-properties style:text-line-through-style="none" style:text-line-through-type="none" fo:font-size="14pt" officeooo:rsid="003df603" style:font-size-asian="14pt" style:font-size-complex="14pt"/>
    </style:style>
    <style:style style:name="T166" style:family="text">
      <style:text-properties style:text-line-through-style="none" style:text-line-through-type="none" fo:font-size="14pt" officeooo:rsid="003f9b18" style:font-size-asian="14pt" style:font-size-complex="14pt"/>
    </style:style>
    <style:style style:name="T167" style:family="text">
      <style:text-properties style:text-line-through-style="none" style:text-line-through-type="none" fo:font-size="14pt" officeooo:rsid="00400634" style:font-size-asian="14pt" style:font-size-complex="14pt"/>
    </style:style>
    <style:style style:name="T168" style:family="text">
      <style:text-properties style:text-line-through-style="none" style:text-line-through-type="none" fo:font-size="14pt" officeooo:rsid="0040aff2" style:font-size-asian="14pt" style:font-size-complex="14pt"/>
    </style:style>
    <style:style style:name="T169" style:family="text"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T170" style:family="text">
      <style:text-properties style:text-line-through-style="none" style:text-line-through-type="none" fo:font-size="14pt" fo:font-weight="bold" officeooo:rsid="00336861" style:font-size-asian="14pt" style:font-weight-asian="bold" style:font-size-complex="14pt" style:font-weight-complex="bold"/>
    </style:style>
    <style:style style:name="T171" style:family="text">
      <style:text-properties style:text-line-through-style="none" style:text-line-through-type="none" fo:font-size="14pt" fo:font-weight="bold" style:font-weight-asian="bold" style:font-weight-complex="bold"/>
    </style:style>
    <style:style style:name="T172" style:family="text">
      <style:text-properties style:text-line-through-style="none" style:text-line-through-type="none" fo:font-size="14pt" style:text-underline-style="solid" style:text-underline-width="auto" style:text-underline-color="font-color" fo:font-weight="bold" style:font-weight-asian="bold" style:font-weight-complex="bold"/>
    </style:style>
    <style:style style:name="T173" style:family="text">
      <style:text-properties style:text-line-through-style="none" style:text-line-through-type="none" fo:font-weight="bold" style:font-weight-asian="bold" style:font-weight-complex="bold"/>
    </style:style>
    <style:style style:name="T174" style:family="text">
      <style:text-properties style:text-line-through-style="none" style:text-line-through-type="none" fo:font-weight="bold" officeooo:rsid="00336861" style:font-weight-asian="bold" style:font-weight-complex="bold"/>
    </style:style>
    <style:style style:name="T175" style:family="text">
      <style:text-properties style:text-line-through-style="none" style:text-line-through-type="none" fo:font-size="20pt" fo:font-style="normal" style:text-underline-style="solid" style:text-underline-width="auto" style:text-underline-color="font-color" fo:font-weight="bold" officeooo:rsid="00336861" style:font-style-asian="normal" style:font-weight-asian="bold" style:font-style-complex="normal" style:font-weight-complex="bold"/>
    </style:style>
    <style:style style:name="T176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0336861" style:font-style-asian="normal" style:font-weight-asian="bold" style:font-style-complex="normal" style:font-weight-complex="bold"/>
    </style:style>
    <style:style style:name="T177" style:family="text">
      <style:text-properties style:text-line-through-style="none" style:text-line-through-type="none" fo:font-style="normal" fo:font-weight="bold" officeooo:rsid="00336861" style:font-style-asian="normal" style:font-weight-asian="bold" style:font-style-complex="normal" style:font-weight-complex="bold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fo:font-weight="bold" officeooo:rsid="001ce4d0" style:font-weight-asian="bold" style:font-weight-complex="bold"/>
    </style:style>
    <style:style style:name="T180" style:family="text">
      <style:text-properties style:text-underline-style="none" officeooo:rsid="00336861"/>
    </style:style>
    <style:style style:name="T181" style:family="text">
      <style:text-properties style:text-underline-style="none" officeooo:rsid="00337879"/>
    </style:style>
    <style:style style:name="T182" style:family="text">
      <style:text-properties officeooo:rsid="00281d9a"/>
    </style:style>
    <style:style style:name="T183" style:family="text">
      <style:text-properties officeooo:rsid="002b462f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size="18pt" style:font-size-asian="14pt" style:font-size-complex="14pt"/>
    </style:style>
    <style:style style:name="T186" style:family="text">
      <style:text-properties fo:font-size="16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apport TP 4 – CAR</text:p>
      <text:p text:style-name="P5"><text:span text:style-name="T179">Introduction </text:span>: </text:p>
      <text:p text:style-name="P24"><text:span text:style-name="T67"><text:tab/>A</text:span><text:span text:style-name="T72">u cour de notre formation dans le module </text:span><text:span text:style-name="T67">de </text:span><text:span text:style-name="T72">C</text:span><text:span text:style-name="T67">onception et </text:span><text:span text:style-name="T72">A</text:span><text:span text:style-name="T67">rchitecture des </text:span><text:span text:style-name="T72">R</text:span><text:span text:style-name="T67">éseaux</text:span><text:span text:style-name="T72">(CAR), le présent document a été rédigé en guise de rapport du Travail Pratique en groupe sur l’Administration des réseaux et des services sous Linux</text:span><text:span text:style-name="T67">. L’objectif principal était de d’administr</text:span><text:span text:style-name="T72">er un</text:span><text:span text:style-name="T67"> système réseau sous Linux à </text:span><text:span text:style-name="T72">travers</text:span><text:span text:style-name="T67"> l’installation et la configuration des serveurs et services. </text:span><text:span text:style-name="T72">Pour ce faire l</text:span><text:span text:style-name="T67">e travail </text:span><text:span text:style-name="T72">a été subdivisé en deux grandes partie</text:span><text:span text:style-name="T68">s</text:span><text:span text:style-name="T72"> à savoir </text:span><text:span text:style-name="T67">l’installation d’un Serveur Linux Debian </text:span><text:span text:style-name="T68">9.8 </text:span><text:span text:style-name="T67">et l</text:span><text:span text:style-name="T68">a mise en place d’un réseau local autonome sans connexion vers d’autres réseaux. La deuxième partie a consisté</text:span><text:span text:style-name="T67"> à </text:span><text:span text:style-name="T68">étudié le </text:span><text:span text:style-name="T67">fonctionnement des différents réseaux interconnect</text:span><text:span text:style-name="T68">é</text:span><text:span text:style-name="T67">s via un routeur.</text:span></text:p>
      <text:p text:style-name="P2"/>
      <text:p text:style-name="P69"><text:span text:style-name="T177">Partie 1 :</text:span><text:span text:style-name="T113"> Réseau local autonome sans connexion vers des autres réseaux</text:span><text:span text:style-name="T114"> </text:span></text:p>
      <text:p text:style-name="P2"/>
      <text:p text:style-name="P19">1- Après l’installation </text:p>
      <text:p text:style-name="P32"><text:span text:style-name="T66"><text:tab/>Après avoir installé notre serveur Debian </text:span><text:span text:style-name="T68">9.8</text:span><text:span text:style-name="T66">, nous avons e</text:span><text:span text:style-name="T68">xécuté les différentes</text:span><text:span text:style-name="T66"> les commande</text:span><text:span text:style-name="T70">s</text:span><text:span text:style-name="T66"> </text:span><text:span text:style-name="T123">aptitude update</text:span><text:span text:style-name="T124"> </text:span><text:span text:style-name="T126">pour prendre en compte les miroir</text:span><text:span text:style-name="T127">s</text:span><text:span text:style-name="T126"> </text:span><text:span text:style-name="T124">e</text:span><text:span text:style-name="T125">t</text:span><text:span text:style-name="T124"> </text:span><text:span text:style-name="T123">aptitude safe-upgrade</text:span><text:span text:style-name="T66"> </text:span><text:span text:style-name="T70">p</text:span><text:span text:style-name="T66">our mettre à jour votre </text:span><text:span text:style-name="T70">les paquets du </text:span><text:span text:style-name="T66">système.</text:span></text:p>
      <text:p text:style-name="P13"/>
      <text:p text:style-name="P21"><text:span text:style-name="T66">Nous P</text:span><text:span text:style-name="T70">ar la suite, nous attribuerons les adresses IP au serveur et aux machines clients par les valeurs suivantes : </text:span></text:p>
      <text:p text:style-name="P2"><text:tab/><text:span text:style-name="T122">Serveur : 172.16.3.1</text:span></text:p>
      <text:p text:style-name="P22"><text:span text:style-name="T66"><text:tab/></text:span><text:span text:style-name="T69">PC1: <text:tab/> <text:s text:c="5"/>172.16 3.2</text:span></text:p>
      <text:p text:style-name="P4"><text:tab/><text:span text:style-name="T122">PC2: <text:s text:c="7"/>172.16.3.3</text:span></text:p>
      <text:p text:style-name="P3"><text:tab/><text:span text:style-name="T122">PC3: <text:s text:c="7"/>176.12.3.4</text:span></text:p>
      <text:p text:style-name="P4"><text:tab/><text:span text:style-name="T122">PC4: <text:s text:c="7"/>172.16.3.5</text:span></text:p>
      <text:p text:style-name="P4"><text:tab/><text:span text:style-name="T122">PC5: <text:s text:c="7"/>172.16.3.6</text:span></text:p>
      <text:p text:style-name="P8"/>
      <text:p text:style-name="P8">Pour ce faire les commande<text:span text:style-name="T183">s</text:span> suivante<text:span text:style-name="T183">s</text:span> on été exécutées :</text:p>
      <text:p text:style-name="P9"><text:span text:style-name="T119">N</text:span><text:span text:style-name="T120">B </text:span><text:span text:style-name="T183">: toutes les commandes exécutées sur le serveur sont en mode administrateur</text:span></text:p>
      <text:p text:style-name="P2"><text:tab/><text:span text:style-name="T112">1.1</text:span>-ouvrir le fichier <text:span text:style-name="T8">source.list</text:span> <text:span text:style-name="T183">avec la commande: </text:span><text:span text:style-name="T1">nano /etc/apt/sources.list</text:span><text:span text:style-name="T20"> </text:span><text:span text:style-name="T21">pour ajouter les </text:span><text:span text:style-name="T23">miroir</text:span><text:span text:style-name="T27">s</text:span><text:span text:style-name="T21"> de la distribution de Débian 9.</text:span><text:span text:style-name="T22">8 </text:span><text:span text:style-name="T20">(</text:span><text:span text:style-name="T32">images/</text:span><text:span text:style-name="T31">1.png</text:span><text:span text:style-name="T129">)</text:span></text:p>
      <text:p text:style-name="P23"/>
      <text:p text:style-name="P23"/>
      <text:p text:style-name="P2"><text:span text:style-name="T20"><text:tab/></text:span><text:span text:style-name="T21">1.2</text:span><text:span text:style-name="T20">-</text:span><text:span text:style-name="T27">Nous exécutons les commandes</text:span><text:span text:style-name="T21"> </text:span><text:span text:style-name="T2">apt-get update</text:span><text:span text:style-name="T21"> pour prendre en compte les </text:span><text:span text:style-name="T27">miroirs</text:span><text:span text:style-name="T21"> et </text:span><text:span text:style-name="T2">apt-get upgrade</text:span><text:span text:style-name="T21"> pour mettre à jour les paquets du système</text:span></text:p>
      <text:p text:style-name="P14"/>
      <text:p text:style-name="P14"/>
      <text:p text:style-name="P18">2. - Réseau du groupe</text:p>
      <text:p text:style-name="P7"><text:tab/>le <text:span text:style-name="T122">réseau</text:span> es<text:span text:style-name="T122">t</text:span> constitu<text:span text:style-name="T183">é</text:span> d’un serveur et de 5 pc clients <text:span text:style-name="T122">comme l’indique le schéma ci-dessous(</text:span><text:span text:style-name="T32">images/</text:span><text:span text:style-name="T54">reseauGroupe3.</text:span><text:span text:style-name="T56">png</text:span><text:span text:style-name="T122">): </text:span></text:p>
      <text:p text:style-name="P5"><text:soft-page-break/></text:p>
      <text:p text:style-name="P5"/>
      <text:p text:style-name="P6"><text:span text:style-name="T118">3.Configuration du serveur et des postes clien</text:span>t</text:p>
      <text:p text:style-name="P33"><text:span text:style-name="T67"><text:tab/></text:span><text:span text:style-name="T81">L</text:span><text:span text:style-name="T71">e serveur a pour adresse <text:s/>172.16.3.1 (</text:span><text:span text:style-name="T47">images/</text:span><text:span text:style-name="T40">2.png</text:span><text:span text:style-name="T71">)</text:span></text:p>
      <text:p text:style-name="P5"/>
      <text:p text:style-name="P33"><text:span text:style-name="T67"><text:tab/></text:span><text:span text:style-name="T81">Les </text:span><text:span text:style-name="T71">PC client : i</text:span><text:span text:style-name="T80">l</text:span><text:span text:style-name="T71"> y a 5 pc de 172.16.3.2 à 6 <text:s/>(</text:span><text:span text:style-name="T47">images/</text:span><text:span text:style-name="T41">pc1.png</text:span><text:span text:style-name="T71">)</text:span></text:p>
      <text:p text:style-name="P5"/>
      <text:p text:style-name="P5"/>
      <text:p text:style-name="P5"><text:tab/><text:span text:style-name="T121">Test de la connexion</text:span><text:span text:style-name="T115"> : ping avec le serveur et avec un autre PC client :</text:span></text:p>
      <text:p text:style-name="P7"><text:tab/><text:tab/><text:span text:style-name="T116">(</text:span><text:span text:style-name="T32">images/</text:span><text:span text:style-name="T36">ping</text:span><text:span text:style-name="T55">S</text:span><text:span text:style-name="T36">erveur-</text:span><text:span text:style-name="T55">c</text:span><text:span text:style-name="T36">lient.png</text:span><text:span text:style-name="T116">)</text:span></text:p>
      <text:p text:style-name="P5"/>
      <text:p text:style-name="P5"/>
      <text:p text:style-name="P17">4-Installation du service de nom :</text:p>
      <text:p text:style-name="P10"><text:tab/><text:span text:style-name="T14">4.1 : conf du serveurs : en mode </text:span><text:span text:style-name="T16">administrateur</text:span></text:p>
      <text:p text:style-name="P12"><text:tab/><text:tab/>-<text:span text:style-name="T130">changer le nom de la machine serveur : en mode administrateur, on édite le fichier </text:span><text:span text:style-name="T3">etc/hostname/</text:span><text:span text:style-name="T24">  et changer le nom du </text:span><text:span text:style-name="T3">serveur (</text:span><text:span text:style-name="T35">images/</text:span><text:span text:style-name="T48">3.png</text:span><text:span text:style-name="T3">)</text:span></text:p>
      <text:p text:style-name="P15"><text:span text:style-name="T130"><text:tab/><text:tab/>Éditer le fichier </text:span><text:span text:style-name="T3">etc/host</text:span><text:span text:style-name="T130"> pour renseigner le nom du domaine et le nom du serveur : (</text:span><text:span text:style-name="T57">images/</text:span><text:span text:style-name="T53">4.png</text:span><text:span text:style-name="T130">)</text:span></text:p>
      <text:p text:style-name="P33"><text:span text:style-name="T85"><text:tab/><text:tab/>-</text:span><text:span text:style-name="T92">É</text:span><text:span text:style-name="T87">diter le fichier </text:span><text:span text:style-name="T99">/etc/resolv.conf</text:span><text:span text:style-name="T87"> en renseignant le nom du serveur et nom du domaine (</text:span><text:span text:style-name="T45">images/</text:span><text:span text:style-name="T43">5.png</text:span><text:span text:style-name="T128">)</text:span></text:p>
      <text:p text:style-name="P25"><text:span text:style-name="T85"><text:tab/><text:tab/>-</text:span><text:span text:style-name="T92">I</text:span><text:span text:style-name="T86">nstaller </text:span><text:span text:style-name="T97">bind9</text:span><text:span text:style-name="T86"> p</text:span><text:span text:style-name="T87">ar</text:span><text:span text:style-name="T86"> la commande <text:s/></text:span><text:span text:style-name="T97">apt-get install bind9 bind9-doc </text:span><text:span text:style-name="T98">dind9utilis</text:span></text:p>
      <text:p text:style-name="P33"><text:span text:style-name="T98"><text:tab/><text:tab/>-</text:span><text:span text:style-name="T92">E</text:span><text:span text:style-name="T87">diter le fichier </text:span><text:span text:style-name="T99">etc/bind/named.conf.local</text:span><text:span text:style-name="T87"> pour renseigner la zone directe et la zone inverse du nom de domaine (</text:span><text:span text:style-name="T45">images/</text:span><text:span text:style-name="T43">6.png</text:span><text:span text:style-name="T87">)</text:span></text:p>
      <text:p text:style-name="P33"><text:span text:style-name="T97"><text:tab/><text:tab/>-</text:span><text:span text:style-name="T96">C</text:span><text:span text:style-name="T87">rée</text:span><text:span text:style-name="T92">r</text:span><text:span text:style-name="T87"> le fichier </text:span><text:span text:style-name="T99">groupe3.tpII.ifif</text:span><text:span text:style-name="T87"> et on met les information</text:span><text:span text:style-name="T92">s</text:span><text:span text:style-name="T87"> suivante</text:span><text:span text:style-name="T92">s</text:span><text:span text:style-name="T87">:(</text:span><text:span text:style-name="T45">images/</text:span><text:span text:style-name="T43">7.png</text:span><text:span text:style-name="T87">)</text:span></text:p>
      <text:p text:style-name="P33"><text:span text:style-name="T97"><text:tab/><text:tab/>- </text:span><text:span text:style-name="T96">C</text:span><text:span text:style-name="T87">rée</text:span><text:span text:style-name="T92">r</text:span><text:span text:style-name="T87"> le fichier </text:span><text:span text:style-name="T99">groupe3.tpII.ifif.inv</text:span><text:span text:style-name="T87"> et on met les informations suivante</text:span><text:span text:style-name="T92">s</text:span><text:span text:style-name="T87">:(</text:span><text:span text:style-name="T45">images/</text:span><text:span text:style-name="T43">8.png</text:span><text:span text:style-name="T87">)</text:span></text:p>
      <text:p text:style-name="P34"/>
      <text:p text:style-name="P26"><text:span text:style-name="T87"><text:tab/><text:tab/>-</text:span><text:span text:style-name="T88">C</text:span><text:span text:style-name="T92">hanger </text:span><text:span text:style-name="T88">le propriétaire du fichier </text:span><text:span text:style-name="T99">groupe3.tpII.ifif</text:span><text:span text:style-name="T87"> </text:span><text:span text:style-name="T88">et de </text:span><text:span text:style-name="T99">groupe3.tpII.ifif.</text:span><text:span text:style-name="T100">inv</text:span><text:span text:style-name="T88"> ave</text:span><text:span text:style-name="T92">c</text:span><text:span text:style-name="T88"> les commandes suivantes : </text:span></text:p>
      <text:p text:style-name="P26"><text:span text:style-name="T88"><text:tab/><text:tab/></text:span><text:span text:style-name="T100">chhown bind.bind </text:span><text:span text:style-name="T99">groupe3.tpII.ifif</text:span><text:span text:style-name="T100"> </text:span></text:p>
      <text:p text:style-name="P27"><text:span text:style-name="T65"><text:tab/><text:tab/>chhown bind.bind </text:span><text:span text:style-name="T74">groupe3.tpII.ifif.</text:span><text:span text:style-name="T65">inv</text:span></text:p>
      <text:p text:style-name="P10"><text:tab/>-<text:span text:style-name="T131">Redemander le service réseau et le service de nom de domaine avec les commandes </text:span><text:span text:style-name="T4">systemctl restart networking</text:span><text:span text:style-name="T131"> et </text:span><text:span text:style-name="T4">systemctl restart bind9</text:span></text:p>
      <text:p text:style-name="P33"><text:span text:style-name="T73"><text:tab/>-</text:span><text:span text:style-name="T83">P</text:span><text:span text:style-name="T82">ar la suite vérifier la configuration des fichier de zone </text:span><text:span text:style-name="T42">(</text:span><text:span text:style-name="T47">images/</text:span><text:span text:style-name="T42">9.png) </text:span></text:p>
      <text:p text:style-name="P33"><text:span text:style-name="T73"><text:tab/>-</text:span><text:span text:style-name="T82">Enfin v</text:span><text:span text:style-name="T75">érifi</text:span><text:span text:style-name="T82">er</text:span><text:span text:style-name="T75"> le statut de </text:span><text:span text:style-name="T84">bind</text:span><text:span text:style-name="T75"> avec la commande <text:s/></text:span><text:span text:style-name="T100">systemctl s</text:span><text:span text:style-name="T101">tatus </text:span><text:span text:style-name="T100"><text:s/>bind</text:span><text:span text:style-name="T101">9 </text:span><text:span text:style-name="T75">(</text:span><text:span text:style-name="T47">images/</text:span><text:span text:style-name="T37">10.png</text:span><text:span text:style-name="T75">)</text:span></text:p>
      <text:p text:style-name="P10"/>
      <text:p text:style-name="P10"/>
      <text:p text:style-name="P10"><text:tab/><text:span text:style-name="T14">4.2 : configuration des postes client</text:span><text:span text:style-name="T15">(fait sur chaque poste client)</text:span></text:p>
      <text:p text:style-name="P33"><text:soft-page-break/><text:span text:style-name="T73"><text:tab/>-</text:span><text:span text:style-name="T78">Édit</text:span><text:span text:style-name="T79">er</text:span><text:span text:style-name="T78"> le fichier </text:span><text:span text:style-name="T101">/etc/network/interfaces</text:span><text:span text:style-name="T110"> </text:span><text:span text:style-name="T111">avec la commande </text:span><text:span text:style-name="T106">sudo nano /etc/network/interfaces </text:span><text:span text:style-name="T95">pour renseigner le nom du serveur de domaine (</text:span><text:span text:style-name="T47">images/</text:span><text:span text:style-name="T46">serveurDNS.png</text:span><text:span text:style-name="T95">)</text:span></text:p>
      <text:p text:style-name="P12"><text:span text:style-name="T25"><text:tab/>-</text:span><text:span text:style-name="T26">É</text:span><text:span text:style-name="T25">diter le fichier <text:s/></text:span><text:span text:style-name="T5">/etc/resolv.conf </text:span><text:span text:style-name="T29">avec la commande </text:span><text:span text:style-name="T7">sudo nano </text:span><text:span text:style-name="T5">/etc/resolv.conf <text:s/></text:span><text:span text:style-name="T28">pour renseigner le nom du serveur de domaine</text:span><text:span text:style-name="T9"> </text:span><text:span text:style-name="T10">(</text:span><text:span text:style-name="T34">images/</text:span><text:span text:style-name="T33">resolve.png</text:span><text:span text:style-name="T10">)</text:span></text:p>
      <text:p text:style-name="P37"/>
      <text:p text:style-name="P37"/>
      <text:p text:style-name="P11"><text:span text:style-name="T10"><text:tab/>-</text:span><text:span text:style-name="T12">R</text:span><text:span text:style-name="T11">edémarrer le service r</text:span><text:span text:style-name="T13">é</text:span><text:span text:style-name="T11">s</text:span><text:span text:style-name="T13">e</text:span><text:span text:style-name="T11">au avec </text:span><text:span text:style-name="T6">systemctrl restart networking</text:span></text:p>
      <text:p text:style-name="P38"/>
      <text:p text:style-name="P28"><text:span text:style-name="T73"><text:tab/></text:span><text:span text:style-name="T109">4.3 : Test de la connexion :</text:span></text:p>
      <text:p text:style-name="P29"><text:span text:style-name="T76"><text:tab/></text:span><text:span text:style-name="T102">-avec la commande ping</text:span></text:p>
      <text:p text:style-name="P33"><text:span text:style-name="T76"><text:tab/><text:tab/>Ping sur le serveur. (</text:span><text:span text:style-name="T47">images/</text:span><text:span text:style-name="T38">pingServeur.png</text:span><text:span text:style-name="T76">)</text:span></text:p>
      <text:p text:style-name="P39"/>
      <text:p text:style-name="P33"><text:span text:style-name="T76"><text:tab/><text:tab/>Ping sur un client. (</text:span><text:span text:style-name="T47">images/</text:span><text:span text:style-name="T38">pingClient.png</text:span><text:span text:style-name="T76">)</text:span></text:p>
      <text:p text:style-name="P40"/>
      <text:p text:style-name="P29"><text:span text:style-name="T76"><text:tab/></text:span><text:span text:style-name="T102">-avec la commande dig :</text:span></text:p>
      <text:p text:style-name="P33"><text:span text:style-name="T76"><text:tab/>V</text:span><text:span text:style-name="T78">érifier</text:span><text:span text:style-name="T76"> la recherche directe du nom de domaine (</text:span><text:span text:style-name="T47">images/</text:span><text:span text:style-name="T38">digServeur.png</text:span><text:span text:style-name="T76">)</text:span></text:p>
      <text:p text:style-name="P40"/>
      <text:p text:style-name="P40"/>
      <text:p text:style-name="P33"><text:span text:style-name="T76"><text:tab/><text:tab/></text:span><text:span text:style-name="T78">Vérifier</text:span><text:span text:style-name="T76"> la recherche inverse du nom de domaine </text:span><text:span text:style-name="T77">(</text:span><text:span text:style-name="T47">images/</text:span><text:span text:style-name="T39">digInverse.png</text:span><text:span text:style-name="T77">)</text:span></text:p>
      <text:p text:style-name="P41"/>
      <text:p text:style-name="P30"><text:span text:style-name="T77"><text:tab/></text:span><text:span text:style-name="T104">-avec la commande </text:span><text:span text:style-name="T102">host</text:span></text:p>
      <text:p text:style-name="P33"><text:span text:style-name="T77"><text:tab/><text:tab/></text:span><text:span text:style-name="T78">V</text:span><text:span text:style-name="T77">érifier la correspondance entre l’adresse IP et le nom de domaine dans le sens directe et dans le sens inverse (</text:span><text:span text:style-name="T47">images/</text:span><text:span text:style-name="T39">hostServeur.png</text:span><text:span text:style-name="T77">)</text:span></text:p>
      <text:p text:style-name="P42"/>
      <text:p text:style-name="P30"><text:span text:style-name="T77"><text:tab/></text:span><text:span text:style-name="T102">-avec la commande ssh</text:span></text:p>
      <text:p text:style-name="P30"><text:span text:style-name="T77"><text:tab/><text:tab/>*-*</text:span><text:span text:style-name="T78">I</text:span><text:span text:style-name="T77">nstaller </text:span><text:span text:style-name="T102">ssh</text:span><text:span text:style-name="T77"> côté client avec la commande </text:span><text:span text:style-name="T102">sudo apt-get install openssh-server</text:span></text:p>
      <text:p text:style-name="P33"><text:span text:style-name="T102"><text:tab/><text:tab/>*</text:span><text:span text:style-name="T89">-*</text:span><text:span text:style-name="T91">Se c</text:span><text:span text:style-name="T89">onnecter sur le serveur à partir du client  avec la commande </text:span><text:span text:style-name="T103">ssh groupe3@serveur.groupe3.tpII.ifi</text:span><text:span text:style-name="T89"> suivi du mot de passe (</text:span><text:span text:style-name="T45">images/</text:span><text:span text:style-name="T44">connexionSSH.png</text:span><text:span text:style-name="T89">)</text:span></text:p>
      <text:p text:style-name="P35"/>
      <text:p text:style-name="P35"/>
      <text:p text:style-name="P35"/>
      <text:p text:style-name="P16">5. Installation et <text:span text:style-name="T182">configuration</text:span> du service de messagerie</text:p>
      <text:p text:style-name="P36"/>
      <text:p text:style-name="P31"><text:span text:style-name="T90"><text:tab/>-Supprimer </text:span><text:span text:style-name="T94">exim4</text:span><text:span text:style-name="T90"> avec la commande </text:span><text:span text:style-name="T105">apt-get remove exim4</text:span></text:p>
      <text:p text:style-name="P31"><text:span text:style-name="T105"><text:s text:c="6"/></text:span><text:span text:style-name="T107">5.1 – Installation </text:span><text:span text:style-name="T108">et configuration </text:span><text:span text:style-name="T107">de postfix</text:span></text:p>
      <text:p text:style-name="P50"><text:span text:style-name="T90"><text:tab/></text:span><text:span text:style-name="T93">Postfix permet d’installer le serveur smtp</text:span></text:p>
      <text:p text:style-name="P50"><text:span text:style-name="T90"><text:s text:c="15"/>-</text:span><text:span text:style-name="T91">I</text:span><text:span text:style-name="T133">nstaller </text:span><text:span text:style-name="T135">postfix</text:span><text:span text:style-name="T133"> avec la commande </text:span><text:span text:style-name="T145">apt-get install postfix</text:span></text:p>
      <text:p text:style-name="P31"><text:span text:style-name="T145"><text:tab/>-</text:span><text:span text:style-name="T134">Configurer le fichier </text:span><text:span text:style-name="T149">/etc/postfix/main.cf </text:span></text:p>
      <text:p text:style-name="P50"><text:span text:style-name="T149"><text:tab/><text:tab/>(</text:span><text:span text:style-name="T58">images/11.png</text:span><text:span text:style-name="T149">)(</text:span><text:span text:style-name="T58">images/12.png</text:span><text:span text:style-name="T149">)</text:span></text:p>
      <text:p text:style-name="P51"><text:soft-page-break/><text:span text:style-name="T149"><text:tab/>-</text:span><text:span text:style-name="T136">Configurer le fichier </text:span><text:span text:style-name="T149">/etc/postfix/master.cf</text:span></text:p>
      <text:p text:style-name="P43"><text:tab/><text:tab/><text:span text:style-name="T180">(</text:span><text:span text:style-name="T64">images/13.png</text:span><text:span text:style-name="T180">)</text:span></text:p>
      <text:p text:style-name="P45"><text:span text:style-name="T30">Redémarrer </text:span><text:span text:style-name="T178">postfix</text:span><text:span text:style-name="T30"> avec la commande</text:span><text:span text:style-name="T178"> systemectl restart postfix</text:span></text:p>
      <text:p text:style-name="P44"><text:span text:style-name="T180">5.</text:span><text:span text:style-name="T181">2</text:span><text:span text:style-name="T180"> – Installation </text:span><text:span text:style-name="T181">et configuration de dovecot</text:span></text:p>
      <text:p text:style-name="P46"><text:span text:style-name="T178"><text:tab/>Dovecot permet aux utilisateur de pouvoir récupérer leur mail sur le serveur</text:span></text:p>
      <text:p text:style-name="P46"><text:span text:style-name="T178"><text:tab/>-Installation avec la commande </text:span><text:span text:style-name="T17">apt-get install dovecot imapd dovecot-common</text:span></text:p>
      <text:p text:style-name="P52"><text:span text:style-name="T150">- </text:span><text:span text:style-name="T137">Pour la configuration</text:span><text:span text:style-name="T150"> : </text:span><text:span text:style-name="T137">On édite le fichier </text:span><text:span text:style-name="T150">/etc/dovecot/conf.d/this-ssl.conf</text:span></text:p>
      <text:p text:style-name="P46"><text:span text:style-name="T178"><text:tab/><text:tab/><text:tab/></text:span><text:span text:style-name="T18">(</text:span><text:span text:style-name="T50">images/1</text:span><text:span text:style-name="T49">4</text:span><text:span text:style-name="T50">.png</text:span><text:span text:style-name="T18">)</text:span></text:p>
      <text:p text:style-name="P47"><text:span text:style-name="T17">- </text:span><text:span text:style-name="T178">Pour la configuration</text:span><text:span text:style-name="T17"> : </text:span><text:span text:style-name="T178">On édite le fichier </text:span><text:span text:style-name="T17">/etc/dovecot/conf.d/this-</text:span><text:span text:style-name="T19">master</text:span><text:span text:style-name="T17">.conf</text:span></text:p>
      <text:p text:style-name="P47"><text:span text:style-name="T18"><text:tab/><text:tab/><text:tab/>(</text:span><text:span text:style-name="T50">images/1</text:span><text:span text:style-name="T51">5</text:span><text:span text:style-name="T50">.png</text:span><text:span text:style-name="T18">)</text:span></text:p>
      <text:p text:style-name="P53"><text:span text:style-name="T136">Redémarrer </text:span><text:span text:style-name="T149">d</text:span><text:span text:style-name="T151">ovecot</text:span><text:span text:style-name="T136"> avec la commande</text:span><text:span text:style-name="T149"> systemectl restart d</text:span><text:span text:style-name="T151">ovecot</text:span></text:p>
      <text:p text:style-name="P47"><text:span text:style-name="T18"/></text:p>
      <text:p text:style-name="P54"><text:span text:style-name="T149">5.</text:span><text:span text:style-name="T150">2</text:span><text:span text:style-name="T149"> – C</text:span><text:span text:style-name="T152">réation des utilisateur et de leurs allias</text:span></text:p>
      <text:p text:style-name="P56"><text:span text:style-name="T159"><text:s text:c="3"/>-Pour créer les utilisateur et son mot de passe : </text:span><text:span text:style-name="T148">adduser « nom_user » « mot_de_passe »</text:span></text:p>
      <text:p text:style-name="P56"><text:span text:style-name="T159"><text:s/>-Création des allias pour aux utilisateurs de recevoir les courriers avec leur noms.</text:span></text:p>
      <text:p text:style-name="P56"><text:span text:style-name="T159">Par la commande </text:span><text:span text:style-name="T148">nano /etc/aliase</text:span></text:p>
      <text:p text:style-name="P48"><text:span text:style-name="T18">(</text:span><text:span text:style-name="T50">images/1</text:span><text:span text:style-name="T52">6</text:span><text:span text:style-name="T50">.png</text:span><text:span text:style-name="T18">)</text:span></text:p>
      <text:p text:style-name="P56"><text:span text:style-name="T148">-</text:span><text:span text:style-name="T159"> Pour notifier ausysteme de prendre en comptes les nouveaus allias avec la commande</text:span><text:span text:style-name="T148"> newaliase</text:span></text:p>
      <text:p text:style-name="P56"><text:span text:style-name="T148"/></text:p>
      <text:p text:style-name="P56"><text:span text:style-name="T149">5.</text:span><text:span text:style-name="T148">3</text:span><text:span text:style-name="T149"> – C</text:span><text:span text:style-name="T153">onfiguration de Thunderbird</text:span></text:p>
      <text:p text:style-name="P58"><text:span text:style-name="T159"><text:tab/>-</text:span><text:span text:style-name="T160">Configuration comp</text:span><text:span text:style-name="T162">t</text:span><text:span text:style-name="T160">e client</text:span></text:p>
      <text:p text:style-name="P57"><text:span text:style-name="T159">Les postes client on déjà l’application de </text:span><text:span text:style-name="T160">messagerie</text:span><text:span text:style-name="T159"> Thunderbird installé</text:span><text:span text:style-name="T160">e</text:span><text:span text:style-name="T159">, il ne reste plus qu’à configurer leurs comptes </text:span><text:span text:style-name="T160">avec les informations suivantes :</text:span></text:p>
      <text:p text:style-name="P57"><text:span text:style-name="T160"><text:tab/>serveur smtp : smtp.groupe3.tpII.ifi </text:span></text:p>
      <text:p text:style-name="P57"><text:span text:style-name="T160"><text:tab/><text:tab/>port 587</text:span></text:p>
      <text:p text:style-name="P57"><text:span text:style-name="T160"><text:tab/>imap : imap.groupe3.tpII.ifi</text:span></text:p>
      <text:p text:style-name="P57"><text:span text:style-name="T160"><text:tab/><text:tab/>port : 143</text:span></text:p>
      <text:p text:style-name="P57"><text:span text:style-name="T160"><text:tab/></text:span></text:p>
      <text:p text:style-name="P58"><text:span text:style-name="T160"><text:tab/>- Test de la messa</text:span><text:span text:style-name="T161">ge</text:span><text:span text:style-name="T160">rie</text:span></text:p>
      <text:p text:style-name="P48"><text:span text:style-name="T18"><text:tab/><text:tab/>(</text:span><text:span text:style-name="T50">images/1</text:span><text:span text:style-name="T52">7</text:span><text:span text:style-name="T50">.png</text:span><text:span text:style-name="T18">) <text:s text:c="14"/>(</text:span><text:span text:style-name="T50">images/</text:span><text:span text:style-name="T52">messageRecu</text:span><text:span text:style-name="T50">.png</text:span><text:span text:style-name="T18">)</text:span></text:p>
      <text:p text:style-name="P48"><text:span text:style-name="T18"/></text:p>
      <text:p text:style-name="P64"><text:span text:style-name="T154">6</text:span><text:span text:style-name="T149">.– I</text:span><text:span text:style-name="T154">nstallation et configuration du serveur web</text:span></text:p>
      <text:p text:style-name="P55"><text:span text:style-name="T158"><text:tab/>-On installe le serveur par </text:span><text:span text:style-name="T148">apt-get install apache2 apache2-doc</text:span></text:p>
      <text:p text:style-name="P55"><text:span text:style-name="T148"><text:tab/>-</text:span><text:span text:style-name="T143">Ensuite on créer le fichier index.html dans le dossier /var/www/groupe3.tpII.ifi/html/ </text:span></text:p>
      <text:p text:style-name="P64"><text:span text:style-name="T138">- créer le fichier </text:span><text:span text:style-name="T154">/etc/apache2/sites-available/groupe3.tpII.ifi.conf</text:span><text:span text:style-name="T138"> et l’éditer par les info</text:span><text:span text:style-name="T139">rmations </text:span><text:span text:style-name="T138">ci-dessous : </text:span><text:span text:style-name="T149">(</text:span><text:span text:style-name="T58">images/1</text:span><text:span text:style-name="T59">8</text:span><text:span text:style-name="T58">.png</text:span><text:span text:style-name="T149">)</text:span></text:p>
      <text:p text:style-name="P65"><text:span text:style-name="T149"><text:tab/>- </text:span><text:span text:style-name="T140">désactiver l’ancinne configuration avec la commande </text:span><text:span text:style-name="T155">a2dissite 000-default.conf </text:span><text:span text:style-name="T140">et activer la nouvelle configuration avec la coùnde </text:span><text:span text:style-name="T155">a2ensite <text:s/></text:span><text:span text:style-name="T154">groupe3.tpII.ifi.conf</text:span></text:p>
      <text:p text:style-name="P65"><text:soft-page-break/><text:span text:style-name="T154"><text:tab/>- </text:span><text:span text:style-name="T140">enfin redémarrer apache avec la commande </text:span><text:span text:style-name="T155">systemctrl restart apache2</text:span></text:p>
      <text:p text:style-name="P65"><text:span text:style-name="T155"><text:tab/></text:span></text:p>
      <text:p text:style-name="P65"><text:span text:style-name="T155"><text:tab/>-</text:span><text:span text:style-name="T140">Tester le serveur web en saisissant <text:s/>dans le navigateur</text:span><text:span text:style-name="T155"> www.groupe3.tpII.ifi<text:tab/><text:tab/></text:span><text:span text:style-name="T149">(</text:span><text:span text:style-name="T58">images/1</text:span><text:span text:style-name="T60">9</text:span><text:span text:style-name="T58">.png</text:span><text:span text:style-name="T149">)</text:span></text:p>
      <text:p text:style-name="P65"><text:span text:style-name="T149"/></text:p>
      <text:p text:style-name="P66"><text:span text:style-name="T156">7</text:span><text:span text:style-name="T149">.– I</text:span><text:span text:style-name="T154">nstallation et configuration du serveur s</text:span><text:span text:style-name="T156">nmp</text:span></text:p>
      <text:p text:style-name="P59"><text:span text:style-name="T164">Le serveur snmp permet de gérer le monitoring du réseau</text:span></text:p>
      <text:p text:style-name="P59"><text:span text:style-name="T164"><text:tab/>- Installer le serveur snmp avec la commande </text:span><text:span text:style-name="T144">apt-get install snmp snmpd</text:span></text:p>
      <text:p text:style-name="P67"><text:span text:style-name="T141"><text:tab/>- </text:span><text:span text:style-name="T142">Installer le paquet mrtg avec la commande <text:s/></text:span><text:span text:style-name="T156">apt-get install m</text:span><text:span text:style-name="T157">rtg</text:span></text:p>
      <text:p text:style-name="P60"><text:span text:style-name="T165"><text:tab/>- </text:span><text:span text:style-name="T166">Configurer le fichier /etc/snmp/snmpd.conf : modifier la ligne </text:span><text:span text:style-name="T147">agentAddress udp:127.0.0.1:161</text:span><text:span text:style-name="T166"> en <text:s/></text:span><text:span text:style-name="T147">agentAddress udp:161</text:span><text:span text:style-name="T166"> et ajouter la ligne </text:span><text:span text:style-name="T147">rocommunity public 172.16.3.0/24</text:span></text:p>
      <text:p text:style-name="P60"><text:span text:style-name="T166"><text:tab/>- </text:span><text:span text:style-name="T167">Ensuite créer le repertoir /var/www/mrtg qui va contenir le fichier index.html de mrtg</text:span></text:p>
      <text:p text:style-name="P60"><text:span text:style-name="T167"><text:tab/>- Configurer mrtg dans le fichier /etc/mrtg.conf et ajouter la ligne WorkDyr : /var/www.mrtg</text:span></text:p>
      <text:p text:style-name="P61"><text:span text:style-name="T167"><text:tab/>- Changer de propriétaire du /var/www/mrtg avec la commande chhown -R www-data:www-data /var/www/mrtg</text:span></text:p>
      <text:p text:style-name="P61"><text:span text:style-name="T167"><text:tab/>- Recharger la configuration de mrtg avec la commande cfgmaker public@172.16.3.0 <text:s/>&gt; /etc/mrtg.cfg</text:span></text:p>
      <text:p text:style-name="P61"><text:span text:style-name="T167"><text:tab/>- </text:span><text:span text:style-name="T168">Créer le fichier index de mrtg avec la commande indexmaker /etc/mrtg &gt; /var/www/mrtg/index.html</text:span></text:p>
      <text:p text:style-name="P62"><text:span text:style-name="T164">A la fin de ces configuration on peu visualiser le trafic sur l’adresse <text:s/></text:span><text:span text:style-name="T167">172.16.3.0</text:span></text:p>
      <text:p text:style-name="P62"><text:span text:style-name="T167"><text:tab/></text:span><text:span text:style-name="T146">(</text:span><text:span text:style-name="T62">images/</text:span><text:span text:style-name="T61">20</text:span><text:span text:style-name="T62">.png</text:span><text:span text:style-name="T146">)</text:span></text:p>
      <text:p text:style-name="P62"><text:span text:style-name="T146"/></text:p>
      <text:p text:style-name="P68"><text:span text:style-name="T132">Partie 2 : réseaux locaux interconnectés</text:span></text:p>
      <text:p text:style-name="P63"><text:span text:style-name="T144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4T19:10:45.026699714</meta:creation-date>
    <dc:date>2020-06-27T01:01:55.894327755</dc:date>
    <meta:editing-duration>PT8H33M34S</meta:editing-duration>
    <meta:editing-cycles>36</meta:editing-cycles>
    <meta:generator>LibreOffice/6.3.5.2$Linux_X86_64 LibreOffice_project/30$Build-2</meta:generator>
    <meta:document-statistic meta:table-count="0" meta:image-count="0" meta:object-count="0" meta:page-count="5" meta:paragraph-count="112" meta:word-count="1122" meta:character-count="8028" meta:non-whitespace-character-count="6804"/>
  </office:meta>
</office:document-meta>
</file>